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040c28" loext:opacity="100%" style:font-name="Google Sans" fo:font-size="15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1f1f1f" loext:opacity="100%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qui não tem censura, meu irmão!</text:span><text:span text:style-name="T2"> </text:span><text:span text:style-name="T1">Você me bloqueia, eu pulo firewall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4T16:05:54.301788167</meta:creation-date>
    <dc:date>2025-08-14T16:09:03.540678993</dc:date>
    <meta:editing-duration>PT3M9S</meta:editing-duration>
    <meta:editing-cycles>1</meta:editing-cycles>
    <meta:document-statistic meta:table-count="0" meta:image-count="0" meta:object-count="0" meta:page-count="1" meta:paragraph-count="1" meta:word-count="12" meta:character-count="67" meta:non-whitespace-character-count="56"/>
    <meta:generator>LibreOffice/24.2.7.2$Linux_X86_64 LibreOffice_project/420$Build-2</meta:generator>
  </office:meta>
</office:document-meta>
</file>